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0pt" style:font-size-asian="10.5pt"/>
    </style:style>
    <style:style style:name="P2" style:family="paragraph" style:parent-style-name="Standard">
      <style:text-properties fo:font-size="20pt" officeooo:rsid="001b3ca3" officeooo:paragraph-rsid="001b3ca3" style:font-size-asian="10.5pt"/>
    </style:style>
    <style:style style:name="P3" style:family="paragraph" style:parent-style-name="Standard">
      <style:text-properties fo:font-size="20pt" officeooo:rsid="001ccd4d" officeooo:paragraph-rsid="001ccd4d" style:font-size-asian="10.5pt"/>
    </style:style>
    <style:style style:name="P4" style:family="paragraph" style:parent-style-name="Standard">
      <style:text-properties fo:font-size="20pt" officeooo:rsid="001e2b35" officeooo:paragraph-rsid="001e2b35" style:font-size-asian="10.5pt"/>
    </style:style>
    <style:style style:name="P5" style:family="paragraph" style:parent-style-name="Standard">
      <style:text-properties fo:font-size="20pt" officeooo:rsid="001fbfd6" officeooo:paragraph-rsid="001fbfd6" style:font-size-asian="10.5pt"/>
    </style:style>
    <style:style style:name="P6" style:family="paragraph" style:parent-style-name="Standard">
      <style:text-properties fo:font-size="20pt" officeooo:rsid="001b3ca3" officeooo:paragraph-rsid="001b3ca3" style:font-size-asian="10.5pt"/>
    </style:style>
    <style:style style:name="T1" style:family="text">
      <style:text-properties officeooo:rsid="001ccd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tihan(Exercise)</text:p>
      <text:p text:style-name="P1"/>
      <text:p text:style-name="P1">1. Diberikan string input , hitung <text:s/>masing-masing jumlah huruf , angka, dan <text:s text:c="3"/>simbol </text:p>
      <text:p text:style-name="P1">input di masukkan manual</text:p>
      <text:p text:style-name="P1"/>
      <text:p text:style-name="P2">input: <text:s/>bgyj5b7*h52#</text:p>
      <text:p text:style-name="P2"/>
      <text:p text:style-name="P2">hasil: <text:s text:c="2"/>huruf : 6, <text:s/>angka: 4 , simbol:2</text:p>
      <text:p text:style-name="P1"/>
      <text:p text:style-name="P1">2. Tulis program untuk membuat tabel perkalian (dari 1 ke 10) dari sebuah number.</text:p>
      <text:p text:style-name="P1">input di masukkan manual</text:p>
      <text:p text:style-name="P1"/>
      <text:p text:style-name="P4">input : 7</text:p>
      <text:p text:style-name="P3">Output:</text:p>
      <text:p text:style-name="P2">1x7 <text:span text:style-name="T1">= 7</text:span></text:p>
      <text:p text:style-name="P2">2x7 <text:span text:style-name="T1">= 14</text:span></text:p>
      <text:p text:style-name="P2">………...</text:p>
      <text:p text:style-name="P2">10x7 <text:span text:style-name="T1">= 70</text:span></text:p>
      <text:p text:style-name="P2"/>
      <text:p text:style-name="P5">3. Buat program untuk mengkonversi temperatur ke atau dari celsius ke fahrenheit</text:p>
      <text:p text:style-name="P5"/>
      <text:p text:style-name="P5">input: <text:s/>45F</text:p>
      <text:p text:style-name="P5"/>
      <text:p text:style-name="P5">output : <text:s/>45F dikonversi ke celsius : <text:s/>30C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18:41:20.925759728</meta:creation-date>
    <meta:editing-duration>PT44S</meta:editing-duration>
    <meta:editing-cycles>2</meta:editing-cycles>
    <meta:generator>LibreOffice/6.0.7.3$Linux_X86_64 LibreOffice_project/00m0$Build-3</meta:generator>
    <dc:date>2019-07-02T18:41:56.551625879</dc:date>
    <meta:document-statistic meta:table-count="0" meta:image-count="0" meta:object-count="0" meta:page-count="1" meta:paragraph-count="16" meta:word-count="82" meta:character-count="471" meta:non-whitespace-character-count="393"/>
  </office:meta>
</office:document-meta>
</file>